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f14d676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191a6e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55" style:family="paragraph" style:parent-style-name="Standard">
      <style:text-properties officeooo:paragraph-rsid="0c8b5238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ca56a54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ce3fa52"/>
    </style:style>
    <style:style style:name="P65" style:family="paragraph" style:parent-style-name="Standard">
      <style:text-properties officeooo:paragraph-rsid="0d09f881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8c21b9"/>
    </style:style>
    <style:style style:name="P69" style:family="paragraph" style:parent-style-name="Standard">
      <style:text-properties officeooo:paragraph-rsid="0d72706e"/>
    </style:style>
    <style:style style:name="P70" style:family="paragraph" style:parent-style-name="Standard">
      <style:text-properties officeooo:paragraph-rsid="0dbec325"/>
    </style:style>
    <style:style style:name="P71" style:family="paragraph" style:parent-style-name="Standard">
      <style:text-properties officeooo:paragraph-rsid="0de414b5"/>
    </style:style>
    <style:style style:name="P72" style:family="paragraph" style:parent-style-name="Standard">
      <style:text-properties officeooo:paragraph-rsid="0dedec60"/>
    </style:style>
    <style:style style:name="P73" style:family="paragraph" style:parent-style-name="Standard">
      <style:text-properties officeooo:paragraph-rsid="0e03342d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e051aee"/>
    </style:style>
    <style:style style:name="P76" style:family="paragraph" style:parent-style-name="Standard">
      <style:text-properties officeooo:paragraph-rsid="0e0bda5c"/>
    </style:style>
    <style:style style:name="P77" style:family="paragraph" style:parent-style-name="Standard">
      <style:text-properties officeooo:paragraph-rsid="0e2a40f4"/>
    </style:style>
    <style:style style:name="P78" style:family="paragraph" style:parent-style-name="Standard">
      <style:text-properties officeooo:paragraph-rsid="0e2f7716"/>
    </style:style>
    <style:style style:name="P79" style:family="paragraph" style:parent-style-name="Standard">
      <style:text-properties officeooo:paragraph-rsid="0e38fc62"/>
    </style:style>
    <style:style style:name="P80" style:family="paragraph" style:parent-style-name="Standard">
      <style:text-properties officeooo:paragraph-rsid="0e61c509"/>
    </style:style>
    <style:style style:name="P81" style:family="paragraph" style:parent-style-name="Standard">
      <style:text-properties officeooo:paragraph-rsid="0e66c33c"/>
    </style:style>
    <style:style style:name="P82" style:family="paragraph" style:parent-style-name="Standard">
      <style:text-properties officeooo:paragraph-rsid="0e671814"/>
    </style:style>
    <style:style style:name="P83" style:family="paragraph" style:parent-style-name="Standard">
      <style:text-properties officeooo:paragraph-rsid="0e82f1b0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officeooo:rsid="0e8aa5aa" officeooo:paragraph-rsid="0e8aa5aa"/>
    </style:style>
    <style:style style:name="P86" style:family="paragraph" style:parent-style-name="Standard">
      <style:text-properties officeooo:paragraph-rsid="0eb9c424"/>
    </style:style>
    <style:style style:name="P87" style:family="paragraph" style:parent-style-name="Footnote">
      <style:text-properties officeooo:rsid="043ccc66" officeooo:paragraph-rsid="0e849f1d"/>
    </style:style>
    <style:style style:name="P88" style:family="paragraph" style:parent-style-name="Footnote">
      <style:text-properties officeooo:rsid="043ccc66" officeooo:paragraph-rsid="0ec8cada"/>
    </style:style>
    <style:style style:name="P89" style:family="paragraph" style:parent-style-name="Footnote">
      <style:text-properties officeooo:paragraph-rsid="0e927a73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1" style:family="paragraph" style:parent-style-name="Standard">
      <style:text-properties officeooo:rsid="0ec19879" officeooo:paragraph-rsid="0ec19879"/>
    </style:style>
    <style:style style:name="P92" style:family="paragraph" style:parent-style-name="Standard">
      <style:text-properties officeooo:paragraph-rsid="0ec19879"/>
    </style:style>
    <style:style style:name="P9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4" style:family="paragraph" style:parent-style-name="Standard">
      <style:text-properties officeooo:paragraph-rsid="0ec22dd8"/>
    </style:style>
    <style:style style:name="P95" style:family="paragraph" style:parent-style-name="Standard">
      <style:text-properties officeooo:paragraph-rsid="0ecb810d"/>
    </style:style>
    <style:style style:name="P96" style:family="paragraph" style:parent-style-name="Standard">
      <style:text-properties officeooo:paragraph-rsid="0ecd4bf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0" style:family="paragraph" style:parent-style-name="Footnote">
      <style:text-properties officeooo:paragraph-rsid="0ef8320a"/>
    </style:style>
    <style:style style:name="P101" style:family="paragraph" style:parent-style-name="Footnote">
      <style:text-properties officeooo:paragraph-rsid="0f025efd"/>
    </style:style>
    <style:style style:name="P102" style:family="paragraph" style:parent-style-name="Footnote">
      <style:text-properties officeooo:paragraph-rsid="0f051f9f"/>
    </style:style>
    <style:style style:name="P103" style:family="paragraph" style:parent-style-name="Standard">
      <style:text-properties officeooo:paragraph-rsid="0f0649dd"/>
    </style:style>
    <style:style style:name="P104" style:family="paragraph" style:parent-style-name="Standard">
      <style:text-properties officeooo:paragraph-rsid="0f075cbc"/>
    </style:style>
    <style:style style:name="P105" style:family="paragraph" style:parent-style-name="Footnote">
      <style:text-properties officeooo:paragraph-rsid="0f12f362"/>
    </style:style>
    <style:style style:name="P106" style:family="paragraph" style:parent-style-name="Footnote">
      <style:text-properties officeooo:paragraph-rsid="0f140c00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91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92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9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9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6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8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8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9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3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6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7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8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9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0" style:family="text">
      <style:text-properties fo:color="#000000" loext:opacity="100%" style:font-name="Liberation Sans" fo:font-size="12pt" style:font-size-asian="12pt" style:font-size-complex="12pt"/>
    </style:style>
    <style:style style:name="T33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2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officeooo:rsid="047da547"/>
    </style:style>
    <style:style style:name="T34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9" style:family="text">
      <style:text-properties style:use-window-font-color="true" loext:opacity="0%" style:font-name="Liberation Sans" fo:font-size="12pt" style:font-size-asian="12pt" style:font-size-complex="12pt"/>
    </style:style>
    <style:style style:name="T370" style:family="text">
      <style:text-properties officeooo:rsid="04473353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officeooo:rsid="0e59b6fb" style:font-weight-asian="bold" style:font-weight-complex="bold"/>
    </style:style>
    <style:style style:name="T373" style:family="text">
      <style:text-properties officeooo:rsid="0aace3cd"/>
    </style:style>
    <style:style style:name="T374" style:family="text">
      <style:text-properties fo:font-size="10pt" style:font-size-asian="10pt" style:font-size-complex="10pt"/>
    </style:style>
    <style:style style:name="T375" style:family="text">
      <style:text-properties officeooo:rsid="0394a435"/>
    </style:style>
    <style:style style:name="T3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9" style:family="text">
      <style:text-properties officeooo:rsid="0cf7e116"/>
    </style:style>
    <style:style style:name="T380" style:family="text">
      <style:text-properties officeooo:rsid="0b952edb"/>
    </style:style>
    <style:style style:name="T381" style:family="text">
      <style:text-properties loext:padding="0.049cm" loext:border="0.31pt solid #000000"/>
    </style:style>
    <style:style style:name="T382" style:family="text">
      <style:text-properties officeooo:rsid="0ec3cb48"/>
    </style:style>
    <style:style style:name="T383" style:family="text">
      <style:text-properties officeooo:rsid="0ec42890"/>
    </style:style>
    <style:style style:name="T384" style:family="text">
      <style:text-properties officeooo:rsid="0ec6fcb2"/>
    </style:style>
    <style:style style:name="T385" style:family="text">
      <style:text-properties officeooo:rsid="0e3b8d4d"/>
    </style:style>
    <style:style style:name="T386" style:family="text">
      <style:text-properties officeooo:rsid="0e3cac9e"/>
    </style:style>
    <style:style style:name="T387" style:family="text">
      <style:text-properties officeooo:rsid="0eef9ccc"/>
    </style:style>
    <style:style style:name="T388" style:family="text">
      <style:text-properties officeooo:rsid="0e5e443a"/>
    </style:style>
    <style:style style:name="T389" style:family="text">
      <style:text-properties officeooo:rsid="0efc0412"/>
    </style:style>
    <style:style style:name="T390" style:family="text">
      <style:text-properties officeooo:rsid="0efc9c1e"/>
    </style:style>
    <style:style style:name="T391" style:family="text">
      <style:text-properties officeooo:rsid="0f064ef4"/>
    </style:style>
    <style:style style:name="T392" style:family="text">
      <style:text-properties officeooo:rsid="0e80285f"/>
    </style:style>
    <style:style style:name="T393" style:family="text">
      <style:text-properties officeooo:rsid="0e838e2a"/>
    </style:style>
    <style:style style:name="T394" style:family="text">
      <style:text-properties officeooo:rsid="0e83c34e"/>
    </style:style>
    <style:style style:name="T395" style:family="text">
      <style:text-properties officeooo:rsid="0f1609ab"/>
    </style:style>
    <style:style style:name="T39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0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0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9" style:family="text">
      <style:text-properties fo:color="#808080" loext:opacity="100%" style:font-name="Liberation Sans" fo:font-size="12pt" style:font-size-asian="12pt" style:font-size-complex="12pt"/>
    </style:style>
    <style:style style:name="T41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4" form:id="control2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5" form:id="control2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271">C</text:span><text:span text:style-name="T270">hecklist voor </text:span><text:span text:style-name="T272">de installatie</text:span><text:span text:style-name="T270"> van </text:span><text:reference-mark-start text:name="Distributie"/><text:span text:style-name="T273">Debian</text:span><text:reference-mark-end text:name="Distributie"/><text:span text:style-name="T274"> </text:span><text:span text:style-name="T275">GNU/Linux </text:span><text:reference-mark-start text:name="Versie"/><text:span text:style-name="T273">1</text:span><text:span text:style-name="T276">1</text:span><text:reference-mark-end text:name="Versie"/><text:span text:style-name="Strong_20_Emphasis"><text:span text:style-name="T313"> </text:span></text:span><text:span text:style-name="Strong_20_Emphasis"><text:span text:style-name="T314">LTS</text:span></text:span><text:span text:style-name="T277"><text:note text:id="ftn1" text:note-class="footnote"><text:note-citation>1</text:note-citation><text:note-body><text:p text:style-name="P29"><text:span text:style-name="T375">Deze versie </text:span><text:span text:style-name="T375"><text:reference-ref text:reference-format="text" text:ref-name="Versie">11</text:reference-ref></text:span><text:span text:style-name="T395"><text:s/></text:span><text:span text:style-name="T334">is een zogenaamde LTS-versie (</text:span><text:span text:style-name="T335">LTS=</text:span><text:span text:style-name="T334">Long-Term Support, langetermijnondersteuning).<text:line-break/></text:span><text:span text:style-name="T336">Deze</text:span><text:span text:style-name="T334"> LTS-versie versch</text:span><text:span text:style-name="T336">een </text:span><text:span text:style-name="T337">in </text:span><text:span text:style-name="T338">augustus</text:span><text:span text:style-name="T334"> 20</text:span><text:span text:style-name="T338">2</text:span><text:span text:style-name="T336">1</text:span><text:span text:style-name="T334"> en wordt </text:span><text:span text:style-name="T342">standaard </text:span><text:span text:style-name="T334">vanaf vrijgave </text:span><text:span text:style-name="T337">vijf</text:span><text:span text:style-name="T334"> jaar ondersteund</text:span><text:span text:style-name="T339"> </text:span><text:span text:style-name="T334">(</text:span><text:span text:style-name="T340">updates </text:span><text:span text:style-name="T334">tot </text:span><text:span text:style-name="T338">augustus</text:span><text:span text:style-name="T336"> </text:span><text:span text:style-name="T334">202</text:span><text:span text:style-name="T338">6</text:span><text:span text:style-name="T339">)</text:span><text:span text:style-name="T341">.</text:span></text:p></text:note-body></text:note></text:span><text:span text:style-name="T278"> </text:span><text:span text:style-name="T281">(</text:span><text:span text:style-name="T283">B</text:span><text:span text:style-name="T284">ullseye</text:span><text:span text:style-name="T281">) </text:span><text:reference-mark-start text:name="Editie"/><text:span text:style-name="T282">D</text:span><text:span text:style-name="T279">esktop</text:span><text:reference-mark-end text:name="Editie"/><text:span text:style-name="T280">.</text:span></text:p>
      <text:p text:style-name="P4"/>
      <text:p text:style-name="Standard"><text:span text:style-name="T39">Kijk op</text:span><text:span text:style-name="T305"> </text:span><text:a xlink:type="simple" xlink:href="https://karelzimmer.nl/" text:style-name="Internet_20_link" text:visited-style-name="Visited_20_Internet_20_Link"><text:span text:style-name="T11">karelzimmer.nl</text:span></text:a><text:span text:style-name="T305"> </text:span><text:span text:style-name="T345">voor</text:span><text:span text:style-name="T346"> </text:span><text:span text:style-name="T347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48">(zie toelichting)</text:span><text:span text:style-name="T21">:</text:span></text:p>
      <text:p text:style-name="P32"><text:span text:style-name="Definition"><text:span text:style-name="T350">g</text:span></text:span><text:span text:style-name="Definition"><text:span text:style-name="T349">ebruiker</text:span></text:span><text:span text:style-name="Definition"><text:span text:style-name="T353"><text:tab/><text:tab/></text:span></text:span><text:span text:style-name="Definition"><text:span text:style-name="T369"> <text:tab/><text:tab/></text:span></text:span><text:span text:style-name="T354"><draw:control text:anchor-type="as-char" svg:y="-0.429cm" draw:z-index="9" draw:name="Gebruiker" draw:style-name="gr2" draw:text-style-name="P113" svg:width="6.061cm" svg:height="0.6cm" draw:control="control10"><svg:title>Gebruiker</svg:title><svg:desc>Volledige naam, bijv. Jan Stek</svg:desc></draw:control></text:span><text:span text:style-name="T354"><text:tab/></text:span><text:span text:style-name="T355">(</text:span><text:span text:style-name="T351">volledige naam, bijv. </text:span><text:span text:style-name="T367">J</text:span><text:span text:style-name="T368">a</text:span><text:span text:style-name="T367">n </text:span><text:span text:style-name="T368">Jansen</text:span><text:span text:style-name="T352">)</text:span></text:p>
      <text:p text:style-name="Standard"><text:span text:style-name="Definition"><text:span text:style-name="T350">g</text:span></text:span><text:span text:style-name="Definition"><text:span text:style-name="T349">ebruikersnaam<text:tab/></text:span></text:span><text:span text:style-name="Definition"><text:span text:style-name="T349"><draw:control text:anchor-type="as-char" svg:y="-0.429cm" draw:z-index="10" draw:name="Gberuikersnaam" draw:style-name="gr2" draw:text-style-name="P113" svg:width="6.061cm" svg:height="0.6cm" draw:control="control11"><svg:title>Gebruikersnaam</svg:title><svg:desc>Korte naam, bijv. jan</svg:desc></draw:control></text:span></text:span><text:span text:style-name="Definition"><text:span text:style-name="T349"><text:tab/></text:span></text:span><text:span text:style-name="T12">(korte naam, bijv. </text:span><text:span text:style-name="T303">j</text:span><text:span text:style-name="T304">a</text:span><text:span text:style-name="T303">n</text:span><text:span text:style-name="T12">)</text:span></text:p>
      <text:p text:style-name="P31"><text:span text:style-name="Definition"><text:span text:style-name="T357">c</text:span></text:span><text:span text:style-name="Definition"><text:span text:style-name="T356">omputernaam<text:tab/><text:tab/></text:span></text:span><text:span text:style-name="Definition"><text:span text:style-name="T354"><draw:control text:anchor-type="as-char" svg:y="-0.429cm" draw:z-index="11" draw:name="Computernaam" draw:style-name="gr2" draw:text-style-name="P113" svg:width="6.061cm" svg:height="0.6cm" draw:control="control12"><svg:title>Computernaam</svg:title><svg:desc>Unieke naam van de computer</svg:desc></draw:control></text:span></text:span><text:span text:style-name="Definition"><text:span text:style-name="T354"><text:tab/></text:span></text:span><text:span text:style-name="Definition"><text:span text:style-name="T360">(</text:span></text:span><text:span text:style-name="Definition"><text:span text:style-name="T361">naam van de compute</text:span></text:span><text:span text:style-name="Definition"><text:span text:style-name="T362">r, </text:span></text:span><text:span text:style-name="Definition"><text:span text:style-name="T363">bijv. p</text:span></text:span><text:span text:style-name="Definition"><text:span text:style-name="T364">c02</text:span></text:span><text:span text:style-name="Definition"><text:span text:style-name="T360">)</text:span></text:span></text:p>
      <text:p text:style-name="P31"><text:span text:style-name="Definition"><text:span text:style-name="T350">o</text:span></text:span><text:span text:style-name="Definition"><text:span text:style-name="T349">pstartmenu</text:span></text:span><text:span text:style-name="Definition"><text:span text:style-name="T354"><text:tab/><text:tab/><text:tab/></text:span></text:span><text:span text:style-name="Definition"><text:span text:style-name="T354"><draw:control text:anchor-type="as-char" svg:y="-0.429cm" draw:z-index="12" draw:name="Opstartmenu" draw:style-name="gr2" draw:text-style-name="P113" svg:width="6.061cm" svg:height="0.6cm" draw:control="control13"><svg:title>Opstartmenu</svg:title><svg:desc>Toets voor het opstartmenu ("bootmenu")</svg:desc></draw:control></text:span></text:span><text:span text:style-name="Definition"><text:span text:style-name="T354"><text:tab/></text:span></text:span><text:span text:style-name="Definition"><text:span text:style-name="T360">(</text:span></text:span><text:span text:style-name="Definition"><text:span text:style-name="T361">to</text:span></text:span><text:span text:style-name="Definition"><text:span text:style-name="T365">ets voor het opstartmedium</text:span></text:span><text:span text:style-name="Definition"><text:span text:style-name="T366">)</text:span></text:span></text:p>
      <text:p text:style-name="P31"><text:span text:style-name="Definition"><text:span text:style-name="T358">i</text:span></text:span><text:span text:style-name="Definition"><text:span text:style-name="T359">nstellingen</text:span></text:span><text:span text:style-name="T360"><text:tab/> <text:tab/><text:tab/></text:span><text:span text:style-name="T360"><draw:control text:anchor-type="as-char" svg:y="-0.429cm" draw:z-index="8" draw:name="Instellingen" draw:style-name="gr2" draw:text-style-name="P113" svg:width="6.061cm" svg:height="0.6cm" draw:control="control9"><svg:title>Instellingen</svg:title><svg:desc>Toets voor het BIOS/UEFI-scherm ("setup")</svg:desc></draw:control></text:span><text:span text:style-name="T360"><text:tab/>(</text:span><text:span text:style-name="T361">toets voor het BIOS/UEFI-scherm</text:span><text:span text:style-name="T360">)</text:span></text:p>
      <text:p text:style-name="P34"><text:span text:style-name="Definition"><text:span text:style-name="T397">g</text:span></text:span><text:span text:style-name="Definition"><text:span text:style-name="T396">ebruiker</text:span></text:span><text:span text:style-name="Definition"><text:span text:style-name="T398">2</text:span></text:span><text:span text:style-name="Definition"><text:span text:style-name="T399"><text:tab/></text:span></text:span><text:span text:style-name="Definition"><text:span text:style-name="T409"> <text:tab/><text:tab/></text:span></text:span><text:span text:style-name="T400"><draw:control text:anchor-type="as-char" svg:y="-0.429cm" draw:z-index="23" draw:name="Gebruiker 1" draw:style-name="gr2" draw:text-style-name="P113" svg:width="6.061cm" svg:height="0.6cm" draw:control="control24"><svg:title>Gebruiker</svg:title><svg:desc>Volledige naam, bijv. Jan Stek</svg:desc></draw:control></text:span><text:span text:style-name="T400"><text:tab/></text:span><text:span text:style-name="T401">(</text:span><text:span text:style-name="T402">volledige naam </text:span><text:span text:style-name="T403">evt. 2</text:span><text:span text:style-name="T410">e</text:span><text:span text:style-name="T403"> gebruiker</text:span><text:span text:style-name="T404">)</text:span></text:p>
      <text:p text:style-name="P96"><text:span text:style-name="Definition"><text:span text:style-name="T397">g</text:span></text:span><text:span text:style-name="Definition"><text:span text:style-name="T396">ebruikersnaam</text:span></text:span><text:span text:style-name="Definition"><text:span text:style-name="T398">2</text:span></text:span><text:span text:style-name="Definition"><text:span text:style-name="T405"><text:tab/></text:span></text:span><text:span text:style-name="Definition"><text:span text:style-name="T405"><draw:control text:anchor-type="as-char" svg:y="-0.429cm" draw:z-index="24" draw:name="Gberuikersnaam 1" draw:style-name="gr2" draw:text-style-name="P113" svg:width="6.061cm" svg:height="0.6cm" draw:control="control25"><svg:title>Gebruikersnaam</svg:title><svg:desc>Korte naam, bijv. jan</svg:desc></draw:control></text:span></text:span><text:span text:style-name="Definition"><text:span text:style-name="T405"><text:tab/></text:span></text:span><text:span text:style-name="T406">(korte naam</text:span><text:span text:style-name="T407"> </text:span><text:span text:style-name="T408">evt. 2</text:span><text:span text:style-name="T411">e</text:span><text:span text:style-name="T408"> gebruiker</text:span><text:span text:style-name="T406">)</text:span></text:p>
      <text:p text:style-name="P34"><text:span text:style-name="T291">Vervang </text:span><text:span text:style-name="Definition"><text:span text:style-name="T14">schuingedrukte</text:span></text:span><text:span text:style-name="T291"> </text:span><text:span text:style-name="T292">woorden </text:span><text:span text:style-name="T291">in deze checklist door </text:span><text:span text:style-name="T292">boven</text:span><text:span text:style-name="T291">staande waarden.</text:span></text:p>
      <text:p text:style-name="P39"/>
      <text:p text:style-name="P33"><text:span text:style-name="Strong_20_Emphasis"><text:span text:style-name="T299"/></text:span></text:p>
      <text:p text:style-name="P35"><text:span text:style-name="T301">Nog niet op Linux?</text:span><text:span text:style-name="T293"><text:tab/></text:span><text:span text:style-name="T296"><text:tab/></text:span><text:span text:style-name="T297">G</text:span><text:span text:style-name="T290">ebruik </text:span><text:span text:style-name="Strong_20_Emphasis"><text:span text:style-name="T302">Checklist migratie</text:span></text:span><text:span text:style-name="T290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4"> onder </text:span><text:span text:style-name="T300">Linux</text:span><text:span text:style-name="T295">.</text:span></text:p>
      <text:p text:style-name="P23"><text:span text:style-name="T268">Nieuwe installatie?</text:span><text:span text:style-name="T263"><text:tab/></text:span><text:span text:style-name="T265"></text:span><text:span text:style-name="T267"><text:tab/></text:span><text:span text:style-name="T266">B</text:span><text:span text:style-name="T263">egin bij hoofdstuk </text:span><text:span text:style-name="T268"><text:bookmark-ref text:reference-format="page" text:ref-name="__RefNumPara__4009_1271708128">2</text:bookmark-ref></text:span><text:span text:style-name="T268"><text:s text:c="2"/></text:span><text:span text:style-name="T269"><text:bookmark-ref text:reference-format="text" text:ref-name="__RefNumPara__4009_1271708128">Installatie uitvoeren</text:bookmark-ref></text:span><text:span text:style-name="T264">.</text:span></text:p>
      <text:p text:style-name="P30"><text:span text:style-name="Strong_20_Emphasis"><text:span text:style-name="T298"/></text:span></text:p>
      <text:list xml:id="list3246160608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4"><text:span text:style-name="Strong_20_Emphasis"><text:span text:style-name="T63"><text:s/></text:span></text:span><text:span text:style-name="Strong_20_Emphasis"><text:span text:style-name="T116"><draw:control text:anchor-type="as-char" draw:z-index="22" draw:name="Vorm 1" draw:style-name="gr1" draw:text-style-name="P112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93">Leg Wi<text:span text:style-name="T382">F</text:span>i-<text:span text:style-name="T383">gegevens vast zoals de naam v</text:span><text:span text:style-name="T384">a</text:span><text:span text:style-name="T383">n het netwerk (SSID) en wachtwoord</text:span><text:span text:style-name="Strong_20_Emphasis"><text:span text:style-name="T115"><text:note text:id="ftn2" text:note-class="footnote"><text:note-citation>2</text:note-citation><text:note-body><text:p text:style-name="P88"><text:span text:style-name="User_20_Entry"><text:span text:style-name="T201">Bijv. </text:span></text:span><text:span text:style-name="User_20_Entry"><text:span text:style-name="T200">met </text:span></text:span><text:span text:style-name="User_20_Entry"><text:span text:style-name="T216">Terminalvenster</text:span></text:span><text:span text:style-name="User_20_Entry"><text:span text:style-name="T199"> </text:span></text:span><text:span text:style-name="User_20_Entry"><text:span text:style-name="T201">opdracht</text:span></text:span><text:span text:style-name="User_20_Entry"><text:span text:style-name="T199">: </text:span></text:span><text:span text:style-name="User_20_Entry"><text:span text:style-name="T237">sudo </text:span></text:span><text:span text:style-name="User_20_Entry"><text:span text:style-name="T239">more</text:span></text:span><text:span text:style-name="User_20_Entry"><text:span text:style-name="T237"> </text:span></text:span><text:span text:style-name="User_20_Entry"><text:span text:style-name="T238">/etc/NetworkManager/system-connections/</text:span></text:span><text:span text:style-name="User_20_Entry"><text:span text:style-name="T237">*</text:span></text:span></text:p></text:note-body></text:note></text:span></text:span><text:span text:style-name="Strong_20_Emphasis"><text:span text:style-name="T115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0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2"><text:span text:style-name="Strong_20_Emphasis"><text:span text:style-name="T63"><text:s/></text:span></text:span><text:span text:style-name="Strong_20_Emphasis"><text:span text:style-name="T116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3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4"><text:note text:id="ftn3" text:note-class="footnote"><text:note-citation>3</text:note-citation><text:note-body><text:p text:style-name="P27"><text:span text:style-name="T226">E</text:span><text:span text:style-name="T229">v</text:span><text:span text:style-name="T230">en</text:span><text:span text:style-name="T232">t</text:span><text:span text:style-name="T233">uele </text:span><text:span text:style-name="T234">extra </text:span><text:span text:style-name="T236">gebruiker</text:span><text:span text:style-name="T234">s aanmelden </text:span><text:span text:style-name="T235">en dezelfde stappen uitvoeren</text:span><text:span text:style-name="T231">.</text:span></text:p></text:note-body></text:note></text:span></text:span><text:span text:style-name="Strong_20_Emphasis"><text:span text:style-name="T64">.</text:span></text:span></text:p>
          </table:table-cell>
        </table:table-row>
        <table:table-row table:style-name="TableLine94604833305072">
          <table:table-cell table:style-name="_31_._5f_Installatie_5f_voorbereiden.A1" office:value-type="string">
            <text:p text:style-name="P55"><text:span text:style-name="Strong_20_Emphasis"><text:span text:style-name="T63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604833448208">
          <table:table-cell table:style-name="_31_._5f_Installatie_5f_voorbereiden.A1" office:value-type="string">
            <text:p text:style-name="P62"><text:span text:style-name="Strong_20_Emphasis"><text:span text:style-name="T63"><text:s/></text:span></text:span><text:span text:style-name="Strong_20_Emphasis"><text:span text:style-name="T116"><draw:control text:anchor-type="as-char" draw:z-index="13" draw:name="Vorm4" draw:style-name="gr1" draw:text-style-name="P11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103"><text:span text:style-name="Strong_20_Emphasis"><text:span text:style-name="T63">Installeer </text:span></text:span><text:span text:style-name="Strong_20_Emphasis"><text:span text:style-name="T112">pakket kz</text:span></text:span><text:span text:style-name="Strong_20_Emphasis"><text:span text:style-name="T112"><text:note text:id="ftn4" text:note-class="footnote"><text:note-citation>4</text:note-citation><text:note-body><text:p text:style-name="P105"><text:span text:style-name="T393">Debian-</text:span><text:span text:style-name="T394">p</text:span>akket kz plaatst documenten en scripts van Karel Zimmer <text:span text:style-name="T392">(zie </text:span><text:a xlink:type="simple" xlink:href="https://karelzimmer.nl/" text:style-name="Internet_20_link" text:visited-style-name="Visited_20_Internet_20_Link"><text:span text:style-name="Strong_20_Emphasis"><text:span text:style-name="T378">karelzimmer.nl</text:span></text:span></text:a><text:span text:style-name="Strong_20_Emphasis"><text:span text:style-name="T258">) </text:span></text:span>voor het installeren en beheren van <text:span text:style-name="T391">Debian</text:span> <text:span text:style-name="T391">GNU/</text:span>Linux.</text:p></text:note-body></text:note></text:span></text:span><text:span text:style-name="Strong_20_Emphasis"><text:span text:style-name="T112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5" text:note-class="footnote"><text:note-citation>5</text:note-citation><text:note-body><text:p text:style-name="P24"><text:span text:style-name="T285">De </text:span><text:span text:style-name="T286">Super</text:span><text:span text:style-name="T285">-toets is de Windows</text:span><text:span text:style-name="T287">-</text:span><text:span text:style-name="T288">toets</text:span><text:span text:style-name="T285">, </text:span><text:span text:style-name="T287">C</text:span><text:span text:style-name="T285">ommand-</text:span><text:span text:style-name="T288">toets</text:span><text:span text:style-name="T285">, of </text:span><text:span text:style-name="T287">V</text:span><text:span text:style-name="T285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2">ter</text:span></text:span><text:span text:style-name="Strong_20_Emphasis"><text:span text:style-name="T143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44">Terminalvenster</text:span></text:span><text:span text:style-name="Strong_20_Emphasis"><text:span text:style-name="T74">.</text:span></text:span><text:span text:style-name="Strong_20_Emphasis"><text:span text:style-name="T71"> </text:span></text:span></text:p>
          </table:table-cell>
        </table:table-row>
        <table:table-row table:style-name="TableLine94604833448496">
          <table:table-cell table:style-name="_31_._5f_Installatie_5f_voorbereiden.A1" office:value-type="string">
            <text:p text:style-name="P66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70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76">z</text:span></text:span><text:span text:style-name="Strong_20_Emphasis"><text:span text:style-name="T71">e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70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6048334487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46048334490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604833449360">
          <table:table-cell table:style-name="_31_._5f_Installatie_5f_voorbereiden.A1" office:value-type="string">
            <text:p text:style-name="P62"><text:span text:style-name="Strong_20_Emphasis"><text:span text:style-name="T63"><text:s/></text:span></text:span><text:span text:style-name="Strong_20_Emphasis"><text:span text:style-name="T116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7">Bereid de installatie voor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80">druk </text:span></text:span><text:span text:style-name="Strong_20_Emphasis"><text:span text:style-name="T81">op de </text:span></text:span><text:span text:style-name="Strong_20_Emphasis"><text:span text:style-name="T82">Super</text:span></text:span><text:span text:style-name="Strong_20_Emphasis"><text:span text:style-name="T81">-toets</text:span></text:span><text:span text:style-name="Strong_20_Emphasis"><text:span text:style-name="T37"><text:note-ref text:note-class="footnote" text:reference-format="text" text:ref-name="ftn5">5</text:note-ref></text:span></text:span><text:span text:style-name="Strong_20_Emphasis"><text:span text:style-name="T67">, </text:span></text:span><text:span text:style-name="Strong_20_Emphasis"><text:span text:style-name="T83">t</text:span></text:span><text:span text:style-name="Strong_20_Emphasis"><text:span text:style-name="T70">yp </text:span></text:span><text:span text:style-name="Strong_20_Emphasis"><text:span text:style-name="T145">men</text:span></text:span><text:span text:style-name="Strong_20_Emphasis"><text:span text:style-name="T146">u</text:span></text:span><text:span text:style-name="Strong_20_Emphasis"><text:span text:style-name="T68"> </text:span></text:span><text:span text:style-name="Strong_20_Emphasis"><text:span text:style-name="T84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</text:span></text:span><text:span text:style-name="Strong_20_Emphasis"><text:span text:style-name="T117"> </text:span></text:span><text:span text:style-name="Strong_20_Emphasis"><text:span text:style-name="T169">Installatiem</text:span></text:span><text:span text:style-name="Strong_20_Emphasis"><text:span text:style-name="T170">enu</text:span></text:span><text:span text:style-name="Strong_20_Emphasis"><text:span text:style-name="T81">.</text:span></text:span></text:p>
          </table:table-cell>
        </table:table-row>
        <table:table-row table:style-name="TableLine94604833449648">
          <table:table-cell table:style-name="_31_._5f_Installatie_5f_voorbereiden.A1" office:value-type="string">
            <text:p text:style-name="P62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85">K</text:span></text:span><text:span text:style-name="Strong_20_Emphasis"><text:span text:style-name="T86">ie</text:span></text:span><text:span text:style-name="Strong_20_Emphasis"><text:span text:style-name="T87">s</text:span></text:span><text:span text:style-name="Strong_20_Emphasis"><text:span text:style-name="T79"> </text:span></text:span><text:span text:style-name="Strong_20_Emphasis"><text:span text:style-name="T171">1</text:span></text:span><text:span text:style-name="Strong_20_Emphasis"><text:span text:style-name="T172"> </text:span></text:span><text:span text:style-name="Strong_20_Emphasis"><text:span text:style-name="T173">In</text:span></text:span><text:span text:style-name="Strong_20_Emphasis"><text:span text:style-name="T162">stallatie voorberei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90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42"/>
      <text:list xml:id="list101426762078381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04833306144">
          <table:table-cell table:style-name="_32_._5f_Installatie_5f_uitvoeren.A1" office:value-type="string">
            <text:p text:style-name="P62"><text:span text:style-name="Strong_20_Emphasis"><text:span text:style-name="T63"><text:s/></text:span></text:span><text:span text:style-name="Strong_20_Emphasis"><text:span text:style-name="T116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2"><text:span text:style-name="T330">Start de computer op vanaf </text:span><text:span text:style-name="T331">een </text:span><text:span text:style-name="T331"><text:reference-ref text:reference-format="text" text:ref-name="Distributie">Debian</text:reference-ref></text:span><text:span text:style-name="T331"><text:s/></text:span><text:span text:style-name="Strong_20_Emphasis"><text:span text:style-name="T306"><text:reference-ref text:reference-format="text" text:ref-name="Versie">11</text:reference-ref></text:span></text:span><text:span text:style-name="Strong_20_Emphasis"><text:span text:style-name="T306"><text:s/></text:span></text:span><text:span text:style-name="T332">(</text:span><text:span text:style-name="T333">Live</text:span><text:span text:style-name="T190"><text:note text:id="ftn6" text:note-class="footnote"><text:note-citation>1</text:note-citation><text:note-body><text:p text:style-name="P28"><text:span text:style-name="T370">Vanaf ee</text:span>n Live <text:span text:style-name="T373">USB-stick </text:span><text:span text:style-name="T387">(</text:span><text:span text:style-name="T373">of </text:span><text:span text:style-name="T387">cd/dvd</text:span><text:span text:style-name="T343">)</text:span><text:span text:style-name="T374"> </text:span>kunt <text:span text:style-name="T370">u opstarten en</text:span> met <text:reference-ref text:reference-format="text" text:ref-name="Distributie">Debian</text:reference-ref><text:s/>werken zonder deze te installeren.</text:p></text:note-body></text:note></text:span><text:span text:style-name="T191">)</text:span><text:span text:style-name="T189"> </text:span><text:span text:style-name="T192">GNOME</text:span><text:span text:style-name="T189"> </text:span><text:span text:style-name="T193">USB-stick</text:span><text:span text:style-name="T193"><text:note text:id="ftn7" text:note-class="footnote"><text:note-citation>2</text:note-citation><text:note-body><text:p text:style-name="P89"><text:span text:style-name="T22">D</text:span><text:span text:style-name="Strong_20_Emphasis"><text:span text:style-name="T202">ow</text:span></text:span><text:span text:style-name="Strong_20_Emphasis"><text:span text:style-name="T203">nload </text:span></text:span><text:span text:style-name="Strong_20_Emphasis"><text:span text:style-name="T196">e</text:span></text:span><text:span text:style-name="Strong_20_Emphasis"><text:span text:style-name="T204">e</text:span></text:span><text:span text:style-name="Strong_20_Emphasis"><text:span text:style-name="T205">n</text:span></text:span><text:span text:style-name="Strong_20_Emphasis"><text:span text:style-name="T224"> </text:span></text:span><text:span text:style-name="Strong_20_Emphasis"><text:span text:style-name="T203">Live CD </text:span></text:span><text:span text:style-name="Strong_20_Emphasis"><text:span text:style-name="T206">v</text:span></text:span><text:span text:style-name="Strong_20_Emphasis"><text:span text:style-name="T207">anaf</text:span></text:span><text:span text:style-name="Strong_20_Emphasis"><text:span text:style-name="T208"> </text:span></text:span><text:a xlink:type="simple" xlink:href="https://www.debian.org/CD/live/" text:style-name="Internet_20_link" text:visited-style-name="Visited_20_Internet_20_Link"><text:span text:style-name="Strong_20_Emphasis"><text:span text:style-name="T376">debian.org/cd/live</text:span></text:span></text:a><text:span text:style-name="Strong_20_Emphasis"><text:span text:style-name="T208">, blader naar beneden en klik op </text:span></text:span><text:span text:style-name="Strong_20_Emphasis"><text:span text:style-name="T211">unofficial live images for stable with firmware included</text:span></text:span><text:span text:style-name="Strong_20_Emphasis"><text:span text:style-name="T208">. Klik vervolgens door </text:span></text:span><text:span text:style-name="Strong_20_Emphasis"><text:span text:style-name="T197">naar</text:span></text:span><text:span text:style-name="Strong_20_Emphasis"><text:span text:style-name="T208"> </text:span></text:span><text:span text:style-name="Strong_20_Emphasis"><text:span text:style-name="T211">amd64</text:span></text:span><text:span text:style-name="Strong_20_Emphasis"><text:span text:style-name="T208"> en </text:span></text:span><text:span text:style-name="Strong_20_Emphasis"><text:span text:style-name="T211">iso-hybrid</text:span></text:span><text:span text:style-name="Strong_20_Emphasis"><text:span text:style-name="T208">. </text:span></text:span><text:span text:style-name="Strong_20_Emphasis"><text:span text:style-name="T197">D</text:span></text:span><text:span text:style-name="Strong_20_Emphasis"><text:span text:style-name="T209">aar aangekomen kies </text:span></text:span><text:span text:style-name="T212">debian-live-11...</text:span><text:span text:style-name="T213">-</text:span><text:span text:style-name="T212">amd-64-</text:span><text:span text:style-name="T213">gnome</text:span><text:span text:style-name="T214">+non-fre</text:span><text:span text:style-name="T215">e</text:span><text:span text:style-name="T214">.iso</text:span><text:span text:style-name="Strong_20_Emphasis"><text:span text:style-name="T203">, </text:span></text:span><text:span text:style-name="Strong_20_Emphasis"><text:span text:style-name="T202">e</text:span></text:span><text:span text:style-name="Strong_20_Emphasis"><text:span text:style-name="T210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101"><text:span text:style-name="T22"><text:tab/></text:span><text:span text:style-name="Strong_20_Emphasis"><text:span text:style-name="T240">Zoek</text:span></text:span><text:span text:style-name="Strong_20_Emphasis"><text:span text:style-name="T241"> </text:span></text:span><text:span text:style-name="Strong_20_Emphasis"><text:span text:style-name="T259">s</text:span></text:span><text:span text:style-name="Strong_20_Emphasis"><text:span text:style-name="T260">ch</text:span></text:span><text:span text:style-name="Strong_20_Emphasis"><text:span text:style-name="T241"> en klik op het pictogram van</text:span></text:span><text:span text:style-name="Strong_20_Emphasis"><text:span text:style-name="T242"> </text:span></text:span><text:span text:style-name="Strong_20_Emphasis"><text:span text:style-name="T262">Schijven</text:span></text:span><text:span text:style-name="Strong_20_Emphasis"><text:span text:style-name="T243">. Selecteer de USB-stick in de lijst van schijven aan de linkerkant en klik rechtsboven op </text:span></text:span><text:span text:style-name="Strong_20_Emphasis"><text:span text:style-name="T261">Schijfinstellingen</text:span></text:span><text:span text:style-name="Strong_20_Emphasis"><text:span text:style-name="T243"> </text:span></text:span><text:span text:style-name="Strong_20_Emphasis"><text:span text:style-name="T261">⋮</text:span></text:span><text:span text:style-name="Strong_20_Emphasis"><text:span text:style-name="T243"> (icoontje met de drie puntjes).</text:span></text:span></text:p><text:p text:style-name="P102"><text:span text:style-name="Strong_20_Emphasis"><text:span text:style-name="T243"><text:tab/>Kies </text:span></text:span><text:span text:style-name="Strong_20_Emphasis"><text:span text:style-name="T261">Schijfkopie terugzetten</text:span></text:span><text:span text:style-name="Strong_20_Emphasis"><text:span text:style-name="T243"> en selecteer </text:span></text:span><text:span text:style-name="Strong_20_Emphasis"><text:span text:style-name="T257">het net</text:span></text:span><text:span text:style-name="Strong_20_Emphasis"><text:span text:style-name="T255"> gedownloade CD-beeldbestand </text:span></text:span><text:span text:style-name="Strong_20_Emphasis"><text:span text:style-name="T256">(.iso)</text:span></text:span><text:span text:style-name="Strong_20_Emphasis"><text:span text:style-name="T255">.</text:span></text:span></text:p><text:p text:style-name="P101"><text:span text:style-name="Strong_20_Emphasis"><text:span text:style-name="T243"><text:tab/>Klik op </text:span></text:span><text:span text:style-name="Strong_20_Emphasis"><text:span text:style-name="T261">Terugzetten starten</text:span></text:span><text:span text:style-name="Strong_20_Emphasis"><text:span text:style-name="T243"> en vervolgens op </text:span></text:span><text:span text:style-name="Strong_20_Emphasis"><text:span text:style-name="T261">Terugzetten</text:span></text:span><text:span text:style-name="Strong_20_Emphasis"><text:span text:style-name="T244">, </text:span></text:span><text:span text:style-name="Strong_20_Emphasis"><text:span text:style-name="T245">o</text:span></text:span><text:span text:style-name="Strong_20_Emphasis"><text:span text:style-name="T246">f </text:span></text:span><text:span text:style-name="Strong_20_Emphasis"><text:span text:style-name="T247">gebruik </text:span></text:span><text:span text:style-name="Strong_20_Emphasis"><text:span text:style-name="T248">het programma </text:span></text:span><text:span text:style-name="Strong_20_Emphasis"><text:span text:style-name="T227">Etche</text:span></text:span><text:span text:style-name="Strong_20_Emphasis"><text:span text:style-name="T228">r</text:span></text:span><text:span text:style-name="Strong_20_Emphasis"><text:span text:style-name="T248"> </text:span></text:span><text:span text:style-name="Strong_20_Emphasis"><text:span text:style-name="T249">(</text:span></text:span><text:a xlink:type="simple" xlink:href="https://www.balena.io/etcher/" text:style-name="Internet_20_link" text:visited-style-name="Visited_20_Internet_20_Link"><text:span text:style-name="Strong_20_Emphasis"><text:span text:style-name="T377">etcher.io</text:span></text:span></text:a><text:span text:style-name="Strong_20_Emphasis"><text:span text:style-name="T249">); </text:span></text:span><text:span text:style-name="Strong_20_Emphasis"><text:span text:style-name="T227">Etche</text:span></text:span><text:span text:style-name="Strong_20_Emphasis"><text:span text:style-name="T228">r</text:span></text:span><text:span text:style-name="Strong_20_Emphasis"><text:span text:style-name="T250"> is</text:span></text:span><text:span text:style-name="Strong_20_Emphasis"><text:span text:style-name="T249"> </text:span></text:span><text:span text:style-name="Strong_20_Emphasis"><text:span text:style-name="T246">beschikbaar voor </text:span></text:span><text:span text:style-name="Strong_20_Emphasis"><text:span text:style-name="T243">Windows, </text:span></text:span><text:span text:style-name="Strong_20_Emphasis"><text:span text:style-name="T251">mac</text:span></text:span><text:span text:style-name="Strong_20_Emphasis"><text:span text:style-name="T252">OS</text:span></text:span><text:span text:style-name="Strong_20_Emphasis"><text:span text:style-name="T248">, </text:span></text:span><text:span text:style-name="Strong_20_Emphasis"><text:span text:style-name="T249">en </text:span></text:span><text:span text:style-name="Strong_20_Emphasis"><text:span text:style-name="T253">GNU/</text:span></text:span><text:span text:style-name="Strong_20_Emphasis"><text:span text:style-name="T248">Linux</text:span></text:span><text:span text:style-name="Strong_20_Emphasis"><text:span text:style-name="T254">.</text:span></text:span></text:p></text:note-body></text:note></text:span><text:span text:style-name="T189">.</text:span></text:p>
            <text:p text:style-name="P57"><text:span text:style-name="T194">Opstartmenu/</text:span><text:span text:style-name="T195">boot menu</text:span><text:span text:style-name="T194"> </text:span><text:span text:style-name="T189">via </text:span><text:span text:style-name="Definition"><text:span text:style-name="T5">opstartmenu</text:span></text:span><text:span text:style-name="T189">, </text:span><text:span text:style-name="T194">instellingen/</text:span><text:span text:style-name="T195">setup</text:span><text:span text:style-name="T189"> via </text:span><text:span text:style-name="Definition"><text:span text:style-name="T5">instellingen</text:span></text:span><text:span text:style-name="T189">.</text:span></text:p>
          </table:table-cell>
        </table:table-row>
        <table:table-row table:style-name="TableLine94604833415168">
          <table:table-cell table:style-name="_32_._5f_Installatie_5f_uitvoeren.A1" office:value-type="string">
            <text:p text:style-name="P62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19">K</text:span></text:span><text:span text:style-name="Strong_20_Emphasis"><text:span text:style-name="T120">ies </text:span></text:span><text:span text:style-name="Strong_20_Emphasis"><text:span text:style-name="T121">eerste keuze </text:span></text:span><text:span text:style-name="Strong_20_Emphasis"><text:span text:style-name="T122">en druk op de </text:span></text:span><text:span text:style-name="Strong_20_Emphasis"><text:span text:style-name="T123">Enter</text:span></text:span><text:span text:style-name="Strong_20_Emphasis"><text:span text:style-name="T122">-toets.</text:span></text:span></text:p>
          </table:table-cell>
        </table:table-row>
        <table:table-row table:style-name="TableLine9460483360907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3"><text:span text:style-name="Strong_20_Emphasis"><text:span text:style-name="T63"><text:s/></text:span></text:span><text:span text:style-name="Strong_20_Emphasis"><text:span text:style-name="T116"><draw:control text:anchor-type="as-char" draw:z-index="17" draw:name="Vorm11_0" draw:style-name="gr1" draw:text-style-name="P11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62">V</text:span></text:span><text:span text:style-name="Strong_20_Emphasis"><text:span text:style-name="T43">olg de aanwijzingen </text:span></text:span><text:span text:style-name="Strong_20_Emphasis"><text:span text:style-name="T61">op de schermen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3"><text:span text:style-name="Strong_20_Emphasis"><text:span text:style-name="T44">Als het scherm </text:span></text:span><text:span text:style-name="Strong_20_Emphasis"><text:span text:style-name="T156">Wi-Fi</text:span></text:span><text:span text:style-name="Strong_20_Emphasis"><text:span text:style-name="T44"> verschijnt, kies een draadloos netwerk, maak verbinding, en klik op</text:span></text:span><text:span text:style-name="Strong_20_Emphasis"><text:span text:style-name="T127"> </text:span></text:span><text:span text:style-name="Strong_20_Emphasis"><text:span text:style-name="T180">N</text:span></text:span><text:span text:style-name="Strong_20_Emphasis"><text:span text:style-name="T154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604833611680">
          <table:table-cell table:style-name="_32_._5f_Installatie_5f_uitvoeren.A1" office:value-type="string">
            <text:p text:style-name="P68"><text:span text:style-name="Strong_20_Emphasis"><text:span text:style-name="T63"><text:s/></text:span></text:span><text:span text:style-name="Strong_20_Emphasis"><text:span text:style-name="T116"><draw:control text:anchor-type="as-char" draw:z-index="15" draw:name="Vorm13_1" draw:style-name="gr1" draw:text-style-name="P11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45">Start de installatie</text:span></text:span><text:span text:style-name="Strong_20_Emphasis"><text:span text:style-name="T128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91">klik op </text:span></text:span><text:span text:style-name="Strong_20_Emphasis"><text:span text:style-name="T147">Activities</text:span></text:span><text:span text:style-name="Strong_20_Emphasis"><text:span text:style-name="T91"> en </text:span></text:span><text:span text:style-name="Strong_20_Emphasis"><text:span text:style-name="T92">een </text:span></text:span><text:span text:style-name="Strong_20_Emphasis"><text:span text:style-name="T91">klik op</text:span></text:span><text:span text:style-name="Strong_20_Emphasis"><text:span text:style-name="T93"> </text:span></text:span><text:span text:style-name="Strong_20_Emphasis"><text:span text:style-name="T148">Install Debian</text:span></text:span><text:span text:style-name="Strong_20_Emphasis"><text:span text:style-name="T46">.</text:span></text:span></text:p>
          </table:table-cell>
        </table:table-row>
        <table:table-row table:style-name="TableLine94604833612192">
          <table:table-cell table:style-name="_32_._5f_Installatie_5f_uitvoeren.A1" office:value-type="string">
            <text:p text:style-name="P62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45">Bij </text:span></text:span><text:span text:style-name="Strong_20_Emphasis"><text:span text:style-name="T157">Welcome</text:span></text:span><text:span text:style-name="Strong_20_Emphasis"><text:span text:style-name="T45"> kies </text:span></text:span><text:span text:style-name="Strong_20_Emphasis"><text:span text:style-name="T157">Nederlands</text:span></text:span><text:span text:style-name="Strong_20_Emphasis"><text:span text:style-name="T45"> en klik op </text:span></text:span><text:span text:style-name="Strong_20_Emphasis"><text:span text:style-name="T157">Volgende</text:span></text:span><text:span text:style-name="Strong_20_Emphasis"><text:span text:style-name="T45">.</text:span></text:span></text:p>
          </table:table-cell>
        </table:table-row>
        <table:table-row table:style-name="TableLine94604833612816">
          <table:table-cell table:style-name="_32_._5f_Installatie_5f_uitvoeren.A1" office:value-type="string">
            <text:p text:style-name="P76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9">Bij <text:span text:style-name="T371">Locatie</text:span> kies bij <text:span text:style-name="T371">Regio</text:span> voor <text:span text:style-name="T371">Europa</text:span> en klik op <text:span text:style-name="T371">Volgende</text:span>.</text:p>
          </table:table-cell>
        </table:table-row>
        <table:table-row table:style-name="TableLine94604833613440">
          <table:table-cell table:style-name="_32_._5f_Installatie_5f_uitvoeren.A1" office:value-type="string">
            <text:p text:style-name="P76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9">Bij <text:span text:style-name="T371">Toetsenbord</text:span> kies <text:span text:style-name="T371">English (US)</text:span> en klik op <text:span text:style-name="T371">Volgende</text:span>.</text:p>
          </table:table-cell>
        </table:table-row>
        <table:table-row table:style-name="TableLine9460483361406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604833614688">
          <table:table-cell table:style-name="_32_._5f_Installatie_5f_uitvoeren.A1" office:value-type="string">
            <text:p text:style-name="P76"><text:span text:style-name="Strong_20_Emphasis"><text:span text:style-name="T63"><text:s/></text:span></text:span><text:span text:style-name="Strong_20_Emphasis"><text:span text:style-name="T116"><draw:control text:anchor-type="as-char" draw:z-index="18" draw:name="Vorm13_4" draw:style-name="gr1" draw:text-style-name="P11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74"><text:span text:style-name="T6">Bij </text:span><text:span text:style-name="T19">Partities</text:span><text:span text:style-name="T6"> </text:span><text:span text:style-name="T319">selecteer</text:span><text:span text:style-name="T6"> </text:span><text:span text:style-name="T7">de </text:span><text:span text:style-name="T6">gewenste </text:span><text:span text:style-name="T320">optie</text:span><text:span text:style-name="Strong_20_Emphasis"><text:span text:style-name="T45"> </text:span></text:span><text:span text:style-name="Strong_20_Emphasis"><text:span text:style-name="T47">en klik op </text:span></text:span><text:span text:style-name="Strong_20_Emphasis"><text:span text:style-name="T158">Volgende</text:span></text:span><text:span text:style-name="Strong_20_Emphasis"><text:span text:style-name="T47">.</text:span></text:span></text:p>
          </table:table-cell>
        </table:table-row>
        <table:table-row table:style-name="TableLine9460483361531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04833651728">
          <table:table-cell table:style-name="_32_._5f_Installatie_5f_uitvoeren.A1" office:value-type="string">
            <text:p text:style-name="P62"><text:span text:style-name="Strong_20_Emphasis"><text:span text:style-name="T63"><text:s/></text:span></text:span><text:span text:style-name="Strong_20_Emphasis"><text:span text:style-name="T116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24">Bij </text:span></text:span><text:span text:style-name="Strong_20_Emphasis"><text:span text:style-name="T155">Gebruikers</text:span></text:span><text:span text:style-name="Strong_20_Emphasis"><text:span text:style-name="T124"> vul in </text:span></text:span><text:span text:style-name="Strong_20_Emphasis"><text:span text:style-name="T159">Wat is je naam?</text:span></text:span><text:span text:style-name="Strong_20_Emphasis"><text:span text:style-name="T48"> </text:span></text:span><text:span text:style-name="Definition"><text:span text:style-name="T15">gebruiker</text:span></text:span><text:span text:style-name="Strong_20_Emphasis"><text:span text:style-name="T113">,</text:span></text:span><text:span text:style-name="Strong_20_Emphasis"><text:span text:style-name="T49"> </text:span></text:span><text:span text:style-name="Strong_20_Emphasis"><text:span text:style-name="T159">Welke naam wil je gebruiken om in te loggen?</text:span></text:span><text:span text:style-name="Strong_20_Emphasis"><text:span text:style-name="T49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5">, </text:span></text:span><text:span text:style-name="Strong_20_Emphasis"><text:span text:style-name="T160">Wat is de </text:span></text:span><text:span text:style-name="Strong_20_Emphasis"><text:span text:style-name="T159">naam van deze </text:span></text:span><text:span text:style-name="Strong_20_Emphasis"><text:span text:style-name="T160">computer</text:span></text:span><text:span text:style-name="Strong_20_Emphasis"><text:span text:style-name="T50"> </text:span></text:span><text:span text:style-name="Definition"><text:span text:style-name="T15">computernaam</text:span></text:span><text:span text:style-name="Strong_20_Emphasis"><text:span text:style-name="T48">, </text:span></text:span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wachtwoord </text:span></text:span><text:span text:style-name="Strong_20_Emphasis"><text:span text:style-name="T48">in</text:span></text:span><text:span text:style-name="Strong_20_Emphasis"><text:span text:style-name="T139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63">V</text:span></text:span><text:span text:style-name="Strong_20_Emphasis"><text:span text:style-name="T164">olgende</text:span></text:span><text:span text:style-name="Strong_20_Emphasis"><text:span text:style-name="T42">.</text:span></text:span></text:p>
          </table:table-cell>
        </table:table-row>
        <table:table-row table:style-name="TableLine9460483365201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604833652304">
          <table:table-cell table:style-name="_32_._5f_Installatie_5f_uitvoeren.A1" office:value-type="string">
            <text:p text:style-name="P62"><text:span text:style-name="Strong_20_Emphasis"><text:span text:style-name="T63"><text:s/></text:span></text:span><text:span text:style-name="Strong_20_Emphasis"><text:span text:style-name="T116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53">Bij </text:span></text:span><text:span text:style-name="Strong_20_Emphasis"><text:span text:style-name="T181">Samenvatting</text:span></text:span><text:span text:style-name="Strong_20_Emphasis"><text:span text:style-name="T136"> </text:span></text:span><text:span text:style-name="Strong_20_Emphasis"><text:span text:style-name="T137">controleer het overzicht en</text:span></text:span><text:span text:style-name="Strong_20_Emphasis"><text:span text:style-name="T52">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65">Installeer</text:span></text:span><text:span text:style-name="Strong_20_Emphasis"><text:span text:style-name="T42">.</text:span></text:span></text:p>
          </table:table-cell>
        </table:table-row>
        <table:table-row table:style-name="TableLine94604833652592">
          <table:table-cell table:style-name="_32_._5f_Installatie_5f_uitvoeren.A1" office:value-type="string">
            <text:p text:style-name="P78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53">Bij </text:span></text:span><text:span text:style-name="Strong_20_Emphasis"><text:span text:style-name="T182">Beëindigen</text:span></text:span><text:span text:style-name="Strong_20_Emphasis"><text:span text:style-name="T136">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66">Voltooid</text:span></text:span><text:span text:style-name="Strong_20_Emphasis"><text:span text:style-name="T42">.</text:span></text:span></text:p>
          </table:table-cell>
        </table:table-row>
      </table:table>
      <text:p text:style-name="P56"><text:span text:style-name="Strong_20_Emphasis"><text:span text:style-name="T132"/></text:span></text:p>
      <text:list xml:id="list101426719891354" text:continue-numbering="true" text:style-name="L1">
        <text:list-item>
          <text:p text:style-name="P111"><text:span text:style-name="Strong_20_Emphasis"><text:span text:style-name="T183">Installatie </text:span></text:span><text:span text:style-name="Strong_20_Emphasis"><text:span text:style-name="T184">afronden</text:span></text:span></text:p>
        </text:list-item>
      </text:list>
      <text:p text:style-name="P58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04833521936">
          <table:table-cell table:style-name="_33_._5f_Installatie_5f_afronden.A1" office:value-type="string">
            <text:p text:style-name="P63"><text:span text:style-name="Strong_20_Emphasis"><text:span text:style-name="T63"><text:s/></text:span></text:span><text:span text:style-name="Strong_20_Emphasis"><text:span text:style-name="T116"><draw:control text:anchor-type="as-char" draw:z-index="5" draw:name="Vorm22" draw:style-name="gr1" draw:text-style-name="P11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54">Aanmelden als </text:span></text:span><text:span text:style-name="Definition"><text:span text:style-name="T15">gebruiker</text:span></text:span><text:span text:style-name="Strong_20_Emphasis"><text:span text:style-name="T54">.</text:span></text:span></text:p>
          </table:table-cell>
        </table:table-row>
        <table:table-row table:style-name="TableLine9460483369745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04833689328">
          <table:table-cell table:style-name="_33_._5f_Installatie_5f_afronden.A1" office:value-type="string">
            <text:p text:style-name="P71"><text:span text:style-name="Strong_20_Emphasis"><text:span text:style-name="T63"><text:s/></text:span></text:span><text:span text:style-name="Strong_20_Emphasis"><text:span text:style-name="T116"><draw:control text:anchor-type="as-char" draw:z-index="16" draw:name="Vorm22_1" draw:style-name="gr1" draw:text-style-name="P11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62">V</text:span></text:span><text:span text:style-name="Strong_20_Emphasis"><text:span text:style-name="T43">olg de aanwijzingen </text:span></text:span><text:span text:style-name="Strong_20_Emphasis"><text:span text:style-name="T61">op de schermen</text:span></text:span><text:span text:style-name="Strong_20_Emphasis"><text:span text:style-name="T138">.</text:span></text:span></text:p>
          </table:table-cell>
        </table:table-row>
        <table:table-row table:style-name="TableLine946048337089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1"><text:span text:style-name="Strong_20_Emphasis"><text:span text:style-name="T127"/></text:span></text:p>
          </table:table-cell>
        </table:table-row>
        <table:table-row table:style-name="TableLine94604833694016">
          <table:table-cell table:style-name="_33_._5f_Installatie_5f_afronden.A1" office:value-type="string">
            <text:p text:style-name="P63"><text:span text:style-name="Strong_20_Emphasis"><text:span text:style-name="T63"><text:s/></text:span></text:span><text:span text:style-name="Strong_20_Emphasis"><text:span text:style-name="T116"><draw:control text:anchor-type="as-char" draw:z-index="6" draw:name="Vorm23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5"><text:span text:style-name="Strong_20_Emphasis"><text:span text:style-name="T55">Voeg </text:span></text:span><text:span text:style-name="Strong_20_Emphasis"><text:span text:style-name="T56">eventuele </text:span></text:span><text:span text:style-name="Strong_20_Emphasis"><text:span text:style-name="T57">extra </text:span></text:span><text:span text:style-name="Strong_20_Emphasis"><text:span text:style-name="T161">Standaard</text:span></text:span><text:span text:style-name="Strong_20_Emphasis"><text:span text:style-name="T60"> of </text:span></text:span><text:span text:style-name="Strong_20_Emphasis"><text:span text:style-name="T161">Beheerder</text:span></text:span><text:span text:style-name="Strong_20_Emphasis"><text:span text:style-name="T57"> </text:span></text:span><text:span text:style-name="Definition"><text:span text:style-name="T26">gebruiker</text:span></text:span><text:span text:style-name="Strong_20_Emphasis"><text:span text:style-name="T135">s </text:span></text:span><text:span text:style-name="Strong_20_Emphasis"><text:span text:style-name="T128">toe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8" text:note-class="footnote"><text:note-citation>1</text:note-citation><text:note-body><text:p text:style-name="P25"><text:span text:style-name="T285">De </text:span><text:span text:style-name="T286">Super</text:span><text:span text:style-name="T285">-toets is de Windows</text:span><text:span text:style-name="T287">-</text:span><text:span text:style-name="T288">toets</text:span><text:span text:style-name="T285">, </text:span><text:span text:style-name="T287">C</text:span><text:span text:style-name="T285">ommand-</text:span><text:span text:style-name="T288">toets</text:span><text:span text:style-name="T285">, of </text:span><text:span text:style-name="T287">V</text:span><text:span text:style-name="T285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9">geb</text:span></text:span><text:span text:style-name="Strong_20_Emphasis"><text:span text:style-name="T150">r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</text:span></text:span><text:span text:style-name="Strong_20_Emphasis"><text:span text:style-name="T94">bij </text:span></text:span><text:span text:style-name="Strong_20_Emphasis"><text:span text:style-name="T167">Instellingen </text:span></text:span><text:span text:style-name="Strong_20_Emphasis"><text:span text:style-name="T95">rechts o</text:span></text:span><text:span text:style-name="Strong_20_Emphasis"><text:span text:style-name="T65">p </text:span></text:span><text:span text:style-name="Strong_20_Emphasis"><text:span text:style-name="T168">Gebruikers</text:span></text:span><text:span text:style-name="Strong_20_Emphasis"><text:span text:style-name="T96">.</text:span></text:span></text:p>
          </table:table-cell>
        </table:table-row>
        <table:table-row table:style-name="TableLine946048338281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1"><text:span text:style-name="Strong_20_Emphasis"><text:span text:style-name="T125">Klik links</text:span></text:span><text:span text:style-name="Strong_20_Emphasis"><text:span text:style-name="T140"> </text:span></text:span><text:span text:style-name="Strong_20_Emphasis"><text:span text:style-name="T97">op </text:span></text:span><text:span text:style-name="Strong_20_Emphasis"><text:span text:style-name="T151">Ontgrendelen</text:span></text:span><text:span text:style-name="Strong_20_Emphasis"><text:span text:style-name="T97"> </text:span></text:span><text:span text:style-name="Strong_20_Emphasis"><text:span text:style-name="T98">en daarna op </text:span></text:span><text:span text:style-name="Strong_20_Emphasis"><text:span text:style-name="T174">Gebruik</text:span></text:span><text:span text:style-name="Strong_20_Emphasis"><text:span text:style-name="T175">er</text:span></text:span><text:span text:style-name="Strong_20_Emphasis"><text:span text:style-name="T174"> toevoegen</text:span></text:span><text:span text:style-name="Strong_20_Emphasis"><text:span text:style-name="T98">.</text:span></text:span></text:p>
          </table:table-cell>
        </table:table-row>
        <table:table-row table:style-name="TableLine946048337829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1"><text:span text:style-name="Strong_20_Emphasis"><text:span text:style-name="T140">Sluit </text:span></text:span><text:span text:style-name="Strong_20_Emphasis"><text:span text:style-name="T174">Gebruiker toevoegen</text:span></text:span><text:span text:style-name="Strong_20_Emphasis"><text:span text:style-name="T98">.</text:span></text:span></text:p>
          </table:table-cell>
        </table:table-row>
        <table:table-row table:style-name="TableLine946048337536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04788840032">
          <table:table-cell table:style-name="_33_._5f_Installatie_5f_afronden.A1" office:value-type="string">
            <text:p text:style-name="P62"><text:span text:style-name="Strong_20_Emphasis"><text:span text:style-name="T63"><text:s/></text:span></text:span><text:span text:style-name="Strong_20_Emphasis"><text:span text:style-name="T116"><draw:control text:anchor-type="as-char" draw:z-index="14" draw:name="Vorm4_1" draw:style-name="gr1" draw:text-style-name="P112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104"><text:span text:style-name="Strong_20_Emphasis"><text:span text:style-name="T63">Installeer </text:span></text:span><text:span text:style-name="Strong_20_Emphasis"><text:span text:style-name="T112">pakket kz</text:span></text:span><text:span text:style-name="Strong_20_Emphasis"><text:span text:style-name="T112"><text:note text:id="ftn9" text:note-class="footnote"><text:note-citation>2</text:note-citation><text:note-body><text:p text:style-name="P106"><text:span text:style-name="T393">Debian-</text:span><text:span text:style-name="T394">p</text:span>akket kz plaatst documenten en scripts van Karel Zimmer <text:span text:style-name="T392">(zie </text:span><text:a xlink:type="simple" xlink:href="https://karelzimmer.nl/" text:style-name="Internet_20_link" text:visited-style-name="Visited_20_Internet_20_Link"><text:span text:style-name="Strong_20_Emphasis"><text:span text:style-name="T378">karelzimmer.nl</text:span></text:span></text:a><text:span text:style-name="Strong_20_Emphasis"><text:span text:style-name="T258">) </text:span></text:span>voor het installeren en beheren van <text:span text:style-name="T391">Debian</text:span> <text:span text:style-name="T391">GNU/</text:span>Linux.</text:p></text:note-body></text:note></text:span></text:span><text:span text:style-name="Strong_20_Emphasis"><text:span text:style-name="T112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2">ter</text:span></text:span><text:span text:style-name="Strong_20_Emphasis"><text:span text:style-name="T143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44">Terminalvenster</text:span></text:span><text:span text:style-name="Strong_20_Emphasis"><text:span text:style-name="T71">. </text:span></text:span></text:p>
          </table:table-cell>
        </table:table-row>
        <table:table-row table:style-name="TableLine94604833723152">
          <table:table-cell table:style-name="_33_._5f_Installatie_5f_afronden.A1" office:value-type="string">
            <text:p text:style-name="P66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69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99">z</text:span></text:span><text:span text:style-name="Strong_20_Emphasis"><text:span text:style-name="T100">e</text:span></text:span><text:span text:style-name="Strong_20_Emphasis"><text:span text:style-name="T71">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6048336924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4"><text:span text:style-name="Strong_20_Emphasis"><text:span text:style-name="T77">V</text:span>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460483369025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604833707504">
          <table:table-cell table:style-name="_33_._5f_Installatie_5f_afronden.A1" office:value-type="string">
            <text:p text:style-name="P63"><text:span text:style-name="Strong_20_Emphasis"><text:span text:style-name="T63"><text:s/></text:span></text:span><text:span text:style-name="Strong_20_Emphasis"><text:span text:style-name="T116"><draw:control text:anchor-type="as-char" draw:z-index="7" draw:name="Vorm3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01">Rond de</text:span></text:span><text:span text:style-name="Strong_20_Emphasis"><text:span text:style-name="T102"> installatie </text:span></text:span><text:span text:style-name="Strong_20_Emphasis"><text:span text:style-name="T101">af</text:span></text:span><text:span text:style-name="Strong_20_Emphasis"><text:span text:style-name="T101"><text:note text:id="ftn10" text:note-class="footnote"><text:note-citation>3</text:note-citation><text:note-body><text:p text:style-name="P100">De installatie kan <text:span text:style-name="T388">ge</text:span>controle<text:span text:style-name="T388">e</text:span>r<text:span text:style-name="T388">d worden </text:span>op volledigheid met <text:span text:style-name="T389">bestand</text:span> <text:span text:style-name="T372">Persoonlijke map / kz / Apps</text:span>.</text:p></text:note-body></text:note></text:span></text:span><text:span text:style-name="Strong_20_Emphasis"><text:span text:style-name="T101"> </text:span></text:span><text:span text:style-name="Strong_20_Emphasis"><text:span text:style-name="T6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52">men</text:span></text:span><text:span text:style-name="Strong_20_Emphasis"><text:span text:style-name="T146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69">Installatiem</text:span></text:span><text:span text:style-name="Strong_20_Emphasis"><text:span text:style-name="T170">enu</text:span></text:span><text:span text:style-name="Strong_20_Emphasis"><text:span text:style-name="T68">.</text:span></text:span></text:p>
          </table:table-cell>
        </table:table-row>
        <table:table-row table:style-name="TableLine94604833808384">
          <table:table-cell table:style-name="_33_._5f_Installatie_5f_afronden.A1" office:value-type="string">
            <text:p text:style-name="P63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76">3 </text:span></text:span><text:span text:style-name="Strong_20_Emphasis"><text:span text:style-name="T177">Installatie</text:span></text:span><text:span text:style-name="Strong_20_Emphasis"><text:span text:style-name="T178"> </text:span></text:span><text:span text:style-name="Strong_20_Emphasis"><text:span text:style-name="T179">afron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05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58"><text:span text:style-name="Strong_20_Emphasis"><text:span text:style-name="T54"><text:tab/></text:span></text:span></text:p>
      <text:p text:style-name="P59"><text:span text:style-name="Strong_20_Emphasis"><text:span text:style-name="T89"/></text:span></text:p>
      <text:p text:style-name="P60"><text:span text:style-name="Strong_20_Emphasis"><text:span text:style-name="T79"/></text:span></text:p>
      <text:list xml:id="list101426785321793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604833782464">
          <table:table-cell table:style-name="Tabel2.A1" office:value-type="string">
            <text:p text:style-name="P79"><text:span text:style-name="Strong_20_Emphasis"><text:span text:style-name="T63"><text:s/></text:span></text:span><text:span text:style-name="Strong_20_Emphasis"><text:span text:style-name="T116"><draw:control text:anchor-type="as-char" draw:z-index="19" draw:name="Vorm36_0" draw:style-name="gr1" draw:text-style-name="P112" svg:width="0.35cm" svg:height="0.35cm" draw:control="control20"/></text:span></text:span></text:p>
          </table:table-cell>
          <table:table-cell table:style-name="Tabel2.A1" office:value-type="string">
            <text:p text:style-name="P50"><text:span text:style-name="Strong_20_Emphasis"><text:span text:style-name="T54">Aanmelden als </text:span></text:span><text:span text:style-name="Definition"><text:span text:style-name="T15">gebruiker</text:span></text:span><text:span text:style-name="Strong_20_Emphasis"><text:span text:style-name="T64"><text:note text:id="ftn11" text:note-class="footnote"><text:note-citation>1</text:note-citation><text:note-body><text:p text:style-name="P87"><text:span text:style-name="User_20_Entry"><text:span text:style-name="T198">E</text:span></text:span><text:span text:style-name="User_20_Entry"><text:span text:style-name="T217">v</text:span></text:span><text:span text:style-name="User_20_Entry"><text:span text:style-name="T218">en</text:span></text:span><text:span text:style-name="User_20_Entry"><text:span text:style-name="T220">t</text:span></text:span><text:span text:style-name="User_20_Entry"><text:span text:style-name="T221">uele </text:span></text:span><text:span text:style-name="User_20_Entry"><text:span text:style-name="T222">extra </text:span></text:span><text:span text:style-name="User_20_Entry"><text:span text:style-name="T225">gebruiker</text:span></text:span><text:span text:style-name="User_20_Entry"><text:span text:style-name="T222">s aanmelden </text:span></text:span><text:span text:style-name="User_20_Entry"><text:span text:style-name="T223">en dezelfde stappen uitvoeren</text:span></text:span><text:span text:style-name="User_20_Entry"><text:span text:style-name="T219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 table:style-name="TableLine9460482733718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604833810384">
          <table:table-cell table:style-name="Tabel2.A1" office:value-type="string">
            <text:p text:style-name="P83"><text:span text:style-name="Strong_20_Emphasis"><text:span text:style-name="T63"><text:s/></text:span></text:span><text:span text:style-name="Strong_20_Emphasis"><text:span text:style-name="T116"><draw:control text:anchor-type="as-char" draw:z-index="20" draw:name="Vorm36_2" draw:style-name="gr1" draw:text-style-name="P112" svg:width="0.35cm" svg:height="0.35cm" draw:control="control21"/></text:span></text:span></text:p>
          </table:table-cell>
          <table:table-cell table:style-name="Tabel2.A1" office:value-type="string">
            <text:p text:style-name="P49"><text:span text:style-name="Strong_20_Emphasis"><text:span text:style-name="T106">R</text:span></text:span><text:span text:style-name="Strong_20_Emphasis"><text:span text:style-name="T107">icht </text:span></text:span><text:span text:style-name="Strong_20_Emphasis"><text:span text:style-name="T108">de </text:span></text:span><text:span text:style-name="Definition"><text:span text:style-name="T27">gebruiker</text:span></text:span><text:span text:style-name="Strong_20_Emphasis"><text:span text:style-name="T107"> </text:span></text:span><text:span text:style-name="Strong_20_Emphasis"><text:span text:style-name="T109">in </text:span></text:span><text:span text:style-name="Strong_20_Emphasis"><text:span text:style-name="T6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8"><text:note text:id="ftn12" text:note-class="footnote"><text:note-citation>2</text:note-citation><text:note-body><text:p text:style-name="P26"><text:span text:style-name="T285">D</text:span>e <text:span text:style-name="T381">Super</text:span>-toets <text:span text:style-name="T285">is </text:span>de Windows<text:span text:style-name="T379">-</text:span><text:span text:style-name="T380">toets</text:span>, <text:span text:style-name="T379">C</text:span>ommand-<text:span text:style-name="T380">toets</text:span>, of <text:span text:style-name="T379">V</text:span>ergrootglas-toets.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52">men</text:span></text:span><text:span text:style-name="Strong_20_Emphasis"><text:span text:style-name="T146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69">Installatiem</text:span></text:span><text:span text:style-name="Strong_20_Emphasis"><text:span text:style-name="T170">enu</text:span></text:span><text:span text:style-name="Strong_20_Emphasis"><text:span text:style-name="T68">.</text:span></text:span></text:p>
          </table:table-cell>
        </table:table-row>
        <table:table-row table:style-name="TableLine9460483381112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9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76">4 </text:span></text:span><text:span text:style-name="Strong_20_Emphasis"><text:span text:style-name="T153">Gebruiker inricht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10">v</text:span></text:span><text:span text:style-name="Strong_20_Emphasis"><text:span text:style-name="T79">olg de aanwijzingen op het scherm</text:span></text:span><text:span text:style-name="Strong_20_Emphasis"><text:span text:style-name="T141">.</text:span></text:span></text:p>
          </table:table-cell>
        </table:table-row>
        <table:table-row table:style-name="TableLine9460483391465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9"/>
          </table:table-cell>
        </table:table-row>
        <table:table-row table:style-name="TableLine94604790772304">
          <table:table-cell table:style-name="Tabel2.A1" office:value-type="string">
            <text:p text:style-name="P22"><text:span text:style-name="Strong_20_Emphasis"><text:span text:style-name="T114"><text:s/></text:span></text:span><text:span text:style-name="Strong_20_Emphasis"><text:span text:style-name="T118"><draw:control text:anchor-type="as-char" draw:z-index="25" draw:name="Vorm36_ 2" draw:style-name="gr1" draw:text-style-name="P112" svg:width="0.35cm" svg:height="0.35cm" draw:control="control26"/></text:span></text:span></text:p>
          </table:table-cell>
          <table:table-cell table:style-name="Tabel2.A1" office:value-type="string">
            <text:p text:style-name="P98">Wijzig <text:span text:style-name="T390">indien gewenst </text:span><text:span text:style-name="T386">de g</text:span>ebruikersfoto <text:span text:style-name="T385">v</text:span><text:span text:style-name="T8">ia </text:span><text:span text:style-name="T9">een druk op </text:span><text:span text:style-name="T8">d</text:span><text:span text:style-name="T321">e </text:span><text:span text:style-name="T322">Super</text:span><text:span text:style-name="T321">-toets</text:span><text:span text:style-name="T344"><text:note-ref text:note-class="footnote" text:reference-format="text" text:ref-name="ftn12">2</text:note-ref></text:span><text:span text:style-name="T321">, </text:span><text:span text:style-name="T323">zoek </text:span><text:span text:style-name="T327">gebr</text:span><text:span text:style-name="T323"> en klik achter </text:span><text:span text:style-name="T326">Instellingen</text:span><text:span text:style-name="T323"> op </text:span><text:span text:style-name="T327">Gebruikers</text:span><text:span text:style-name="T321">.</text:span></text:p>
            <text:p text:style-name="P97"><text:span text:style-name="T324">Klik op </text:span><text:span text:style-name="Strong_20_Emphasis"><text:span text:style-name="T289">Ontgrendelen</text:span></text:span><text:span text:style-name="T324">.</text:span></text:p>
            <text:p text:style-name="P97"><text:span text:style-name="T324">Klik op afbeelding voor </text:span><text:span text:style-name="Definition"><text:span text:style-name="T28">gebruiker</text:span></text:span><text:span text:style-name="T324">.</text:span></text:p>
            <text:p text:style-name="P99"><text:span text:style-name="T324">Klik op </text:span><text:span text:style-name="Strong_20_Emphasis"><text:span text:style-name="T289">Selecteer een bestand</text:span></text:span><text:span text:style-name="T324">.</text:span><text:span text:style-name="T321"><text:line-break/></text:span><text:span text:style-name="T316">Selecteer </text:span><text:span text:style-name="T318">indien aanwezig</text:span><text:span text:style-name="T315"> </text:span><text:span text:style-name="T325">Gebruikersfoto</text:span><text:span text:style-name="T315"> </text:span><text:span text:style-name="T317">in</text:span><text:span text:style-name="T315"> </text:span><text:span text:style-name="T328">Persoonlijke map</text:span><text:span text:style-name="T315"> / </text:span><text:span text:style-name="T328">kz-</text:span><text:span text:style-name="T329">data</text:span><text:span text:style-name="T315">.</text:span></text:p>
          </table:table-cell>
        </table:table-row>
        <table:table-row table:style-name="TableLine94604833909280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4"/>
          </table:table-cell>
        </table:table-row>
        <table:table-row table:style-name="TableLine94604829596784">
          <table:table-cell table:style-name="Tabel2.A1" office:value-type="string">
            <text:p text:style-name="P20"><text:span text:style-name="Strong_20_Emphasis"><text:span text:style-name="T114"><text:s/></text:span></text:span><text:span text:style-name="Strong_20_Emphasis"><text:span text:style-name="T118"><draw:control text:anchor-type="as-char" draw:z-index="21" draw:name="Vorm36_1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54">Afmelden.</text:p>
          </table:table-cell>
        </table:table-row>
      </table:table>
      <text:p text:style-name="P46"><text:span text:style-name="Strong_20_Emphasis"><text:span text:style-name="T111"/></text:span></text:p>
      <text:p text:style-name="P19"/>
      <text:p text:style-name="P86"><text:span text:style-name="T185">E</text:span><text:span text:style-name="T186">inde c</text:span><text:span text:style-name="T187">hecklist, </text:span><text:span text:style-name="T188">d</text:span><text:span text:style-name="T187">e</text:span><text:span text:style-name="T307"> installatie va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308">GNU/Linux</text:span></text:span><text:span text:style-name="Strong_20_Emphasis"><text:span text:style-name="T307"> </text:span></text:span><text:span text:style-name="T309"><text:reference-ref text:reference-format="text" text:ref-name="Versie">11</text:reference-ref></text:span><text:span text:style-name="Strong_20_Emphasis"><text:span text:style-name="T311"><text:s/></text:span></text:span><text:span text:style-name="Strong_20_Emphasis"><text:span text:style-name="T312">LTS</text:span></text:span><text:span text:style-name="T310"> </text:span><text:span text:style-name="T307"><text:reference-ref text:reference-format="text" text:ref-name="Editie">Desktop</text:reference-ref></text:span><text:span text:style-name="T307"><text:s/>is voltooid.</text:span></text:p>
      <text:p text:style-name="P45"/>
      <text:p text:style-name="P36"><text:span text:style-name="T126">Geschreven</text:span><text:span text:style-name="T58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8">&gt;</text:span><text:span text:style-name="T5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3T10:14:25.305028343">13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3T10:14:25.142741620</dc:date>
    <meta:keyword>Installatie</meta:keyword>
    <meta:keyword>Checklist</meta:keyword>
    <meta:keyword>Linux</meta:keyword>
    <meta:editing-cycles>6600</meta:editing-cycles>
    <meta:editing-duration>P11DT15H22M12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834" meta:character-count="5774" meta:non-whitespace-character-count="4971"/>
    <meta:user-defined meta:name="Info 1"/>
    <meta:user-defined meta:name="Info 2"/>
    <meta:user-defined meta:name="Info 3"/>
    <meta:user-defined meta:name="Info 4"/>
  </office:meta>
</office:document-meta>
</file>